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40000036FD7E76AB6.jpg" manifest:media-type="image/jpeg"/>
  <manifest:file-entry manifest:full-path="Pictures/100000000000028000000251AEC925E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417cm" svg:x="1.885cm" svg:y="0.112cm">
          <draw:image xlink:href="Pictures/10000000000005E40000036FD7E76AB6.jpg" xlink:type="simple" xlink:show="embed" xlink:actuate="onLoad" draw:mime-type="image/jpeg">
            <text:p/>
          </draw:image>
        </draw:frame>
        <draw:frame draw:style-name="gr1" draw:text-style-name="P1" draw:layer="layout" svg:width="18.786cm" svg:height="17.406cm" svg:x="3.453cm" svg:y="9.982cm">
          <draw:image xlink:href="Pictures/100000000000028000000251AEC925E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4T14:56:23.835379000</meta:creation-date>
    <dc:date>2025-09-24T15:02:16.135955800</dc:date>
    <meta:editing-duration>PT5M52S</meta:editing-duration>
    <meta:editing-cycles>1</meta:editing-cycles>
    <meta:document-statistic meta:object-count="2"/>
    <meta:generator>LibreOffice/25.2.5.2$Windows_X86_64 LibreOffice_project/03d19516eb2e1dd5d4ccd751a0d6f35f35e08022</meta:generator>
  </office:meta>
</office:document-meta>
</file>